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1d7f" officeooo:paragraph-rsid="00121d7f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21d7f" officeooo:paragraph-rsid="00121d7f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250d6" officeooo:paragraph-rsid="001250d6"/>
    </style:style>
    <style:style style:name="T1" style:family="text">
      <style:text-properties officeooo:rsid="001372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ce of Shay's Rebellion</text:p>
      <text:p text:style-name="P2"/>
      <text:p text:style-name="P2">Major problem with the AoF – it had NO national power. If something didin't cross state borders, the AoF didn't let the government do anything.</text:p>
      <text:p text:style-name="P2"/>
      <text:p text:style-name="P2">The court system was broken. It pitted the rich Eastern Elite and the poor/middle class against each other.</text:p>
      <text:p text:style-name="P2"/>
      <text:p text:style-name="P3">These two things together lead to the first Constitutional Convention in 1786, before Shay's Rebellion, only 5 states show. At the second one, after Shay's Rebellion, <text:span text:style-name="T1">12 sh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1:23:31.600529755</meta:creation-date>
    <dc:date>2014-10-16T23:10:13.523158266</dc:date>
    <meta:editing-duration>PT11H9M59S</meta:editing-duration>
    <meta:editing-cycles>2</meta:editing-cycles>
    <meta:generator>LibreOffice/4.3.2.2.0$Linux_X86_64 LibreOffice_project/430m0$Build-2</meta:generator>
    <meta:document-statistic meta:table-count="0" meta:image-count="0" meta:object-count="0" meta:page-count="1" meta:paragraph-count="4" meta:word-count="74" meta:character-count="455" meta:non-whitespace-character-count="384"/>
  </office:meta>
</office:document-meta>
</file>